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4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13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3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Braum Bearscarre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Field-tender of the Golden Shor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 table:number-rows-repeated="10483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00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17T00:38:08.48</dc:date>
    <meta:editing-duration>PT6H18M14S</meta:editing-duration>
    <meta:editing-cycles>9</meta:editing-cycles>
    <meta:generator>OpenOffice/4.1.12$Win32 OpenOffice.org_project/4112m1$Build-9809</meta:generator>
    <meta:document-statistic meta:table-count="3" meta:cell-count="782" meta:object-count="0"/>
  </office:meta>
</office:document-meta>
</file>